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number-columns-repeated="1023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number-columns-repeated="1023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number-columns-repeated="1023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お、おてあｒ・・・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